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02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2.8874in"/>
    </style:style>
    <style:style style:name="co4" style:family="table-column">
      <style:table-column-properties fo:break-before="auto" style:column-width="3.2409in"/>
    </style:style>
    <style:style style:name="co5" style:family="table-column">
      <style:table-column-properties fo:break-before="auto" style:column-width="3.4339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4.7957in"/>
    </style:style>
    <style:style style:name="co8" style:family="table-column">
      <style:table-column-properties fo:break-before="auto" style:column-width="2.5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ext-properties style:text-underline-style="none"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UC per dataset per variant</text:p>
          </table:table-cell>
          <table:table-cell office:value-type="string" calcext:value-type="string">
            <text:p>Offline with normalization HBOS</text:p>
          </table:table-cell>
          <table:table-cell office:value-type="string" calcext:value-type="string">
            <text:p>Variant 1 with per batch normalization HBOS</text:p>
          </table:table-cell>
          <table:table-cell office:value-type="string" calcext:value-type="string">
            <text:p>Variant 2 with per batch normalization(ours) HBOS</text:p>
          </table:table-cell>
          <table:table-cell office:value-type="string" calcext:value-type="string">
            <text:p>Variant 2 without per batch normalization(ours) HBOS</text:p>
          </table:table-cell>
          <table:table-cell office:value-type="string" calcext:value-type="string">
            <text:p>s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d_data/normality1_NAB.out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0.76" calcext:value-type="float">
            <text:p>0.76</text:p>
          </table:table-cell>
          <table:table-cell office:value-type="float" office:value="0.96" calcext:value-type="float">
            <text:p>0.9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d_data/normality1_Dodgers.out</text:p>
          </table:table-cell>
          <table:table-cell office:value-type="float" office:value="0.3" calcext:value-type="float">
            <text:p>0.3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31" calcext:value-type="float">
            <text:p>0.31</text:p>
          </table:table-cell>
          <table:table-cell table:style-name="ce1"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d_data/normality1_MGAB.out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d_data/normality2_NAB_MGAB.out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d_data/normality2_MGAB_NAB.out</text:p>
          </table:table-cell>
          <table:table-cell table:style-name="ce2" office:value-type="float" office:value="0.8" calcext:value-type="float">
            <text:p>0.8</text:p>
          </table:table-cell>
          <table:table-cell office:value-type="float" office:value="0.43" calcext:value-type="float">
            <text:p>0.43</text:p>
          </table:table-cell>
          <table:table-cell office:value-type="float" office:value="0.64" calcext:value-type="float">
            <text:p>0.64</text:p>
          </table:table-cell>
          <table:table-cell table:style-name="ce6" office:value-type="float" office:value="0.81" calcext:value-type="float">
            <text:p>0.81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d_data/normality2_NAB_Dodgers.out</text:p>
          </table:table-cell>
          <table:table-cell office:value-type="float" office:value="0.32" calcext:value-type="float">
            <text:p>0.32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table:style-name="ce1"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d_data/normality2_Dodgers_MGAB.out</text:p>
          </table:table-cell>
          <table:table-cell office:value-type="float" office:value="0.74" calcext:value-type="float">
            <text:p>0.74</text:p>
          </table:table-cell>
          <table:table-cell office:value-type="float" office:value="0.38" calcext:value-type="float">
            <text:p>0.38</text:p>
          </table:table-cell>
          <table:table-cell office:value-type="float" office:value="0.76" calcext:value-type="float">
            <text:p>0.76</text:p>
          </table:table-cell>
          <table:table-cell table:style-name="ce5"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d_data/normality2_Dodgers_NAB.out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table:style-name="ce1"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d_data/normality2_MGAB_Dodgers.out</text:p>
          </table:table-cell>
          <table:table-cell office:value-type="float" office:value="0.67" calcext:value-type="float">
            <text:p>0.67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table:style-name="ce5" office:value-type="float" office:value="0.79" calcext:value-type="float">
            <text:p>0.79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d_data/normality3_NAB_Dodgers_MGAB.out</text:p>
          </table:table-cell>
          <table:table-cell office:value-type="float" office:value="0.72" calcext:value-type="float">
            <text:p>0.72</text:p>
          </table:table-cell>
          <table:table-cell office:value-type="float" office:value="0.38" calcext:value-type="float">
            <text:p>0.38</text:p>
          </table:table-cell>
          <table:table-cell table:style-name="ce5" office:value-type="float" office:value="0.75" calcext:value-type="float">
            <text:p>0.75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d_data/normality3_Dodgers_MGAB_NAB.out</text:p>
          </table:table-cell>
          <table:table-cell office:value-type="float" office:value="0.72" calcext:value-type="float">
            <text:p>0.72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d_data/normality3_Dodgers_NAB_MGAB.out</text:p>
          </table:table-cell>
          <table:table-cell office:value-type="float" office:value="0.72" calcext:value-type="float">
            <text:p>0.72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table:style-name="ce5"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d_data/normality3_MGAB_NAB_Dodgers.out</text:p>
          </table:table-cell>
          <table:table-cell office:value-type="float" office:value="0.65" calcext:value-type="float">
            <text:p>0.65</text:p>
          </table:table-cell>
          <table:table-cell office:value-type="float" office:value="0.41" calcext:value-type="float">
            <text:p>0.41</text:p>
          </table:table-cell>
          <table:table-cell office:value-type="float" office:value="0.45" calcext:value-type="float">
            <text:p>0.45</text:p>
          </table:table-cell>
          <table:table-cell table:style-name="ce5" office:value-type="float" office:value="0.79" calcext:value-type="float">
            <text:p>0.79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d_data/normality3_MGAB_Dodgers_NAB.out</text:p>
          </table:table-cell>
          <table:table-cell office:value-type="float" office:value="0.65" calcext:value-type="float">
            <text:p>0.65</text:p>
          </table:table-cell>
          <table:table-cell office:value-type="float" office:value="0.44" calcext:value-type="float">
            <text:p>0.44</text:p>
          </table:table-cell>
          <table:table-cell office:value-type="float" office:value="0.46" calcext:value-type="float">
            <text:p>0.46</text:p>
          </table:table-cell>
          <table:table-cell table:style-name="ce5" office:value-type="float" office:value="0.78" calcext:value-type="float">
            <text:p>0.78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ed_data/normality3_NAB_MGAB_Dodgers.out</text:p>
          </table:table-cell>
          <table:table-cell office:value-type="float" office:value="0.65" calcext:value-type="float">
            <text:p>0.65</text:p>
          </table:table-cell>
          <table:table-cell office:value-type="float" office:value="0.41" calcext:value-type="float">
            <text:p>0.41</text:p>
          </table:table-cell>
          <table:table-cell office:value-type="float" office:value="0.45" calcext:value-type="float">
            <text:p>0.45</text:p>
          </table:table-cell>
          <table:table-cell table:style-name="ce5" office:value-type="float" office:value="0.74" calcext:value-type="float">
            <text:p>0.74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OLY</text:p>
          </table:table-cell>
          <table:table-cell table:number-columns-repeated="4"/>
          <table:table-cell office:value-type="string" calcext:value-type="string">
            <text:p>Variant 2 with normalization POLY when having all previous polynomials</text:p>
          </table:table-cell>
          <table:table-cell/>
        </table:table-row>
        <table:table-row table:style-name="ro1">
          <table:table-cell office:value-type="string" calcext:value-type="string">
            <text:p>generated_data/normality1_NAB.out</text:p>
          </table:table-cell>
          <table:table-cell office:value-type="float" office:value="0.97" calcext:value-type="float">
            <text:p>0.97</text:p>
          </table:table-cell>
          <table:table-cell office:value-type="float" office:value="0.79" calcext:value-type="float">
            <text:p>0.79</text:p>
          </table:table-cell>
          <table:table-cell office:value-type="float" office:value="0.65" calcext:value-type="float">
            <text:p>0.65</text:p>
          </table:table-cell>
          <table:table-cell office:value-type="float" office:value="0.96" calcext:value-type="float">
            <text:p>0.96</text:p>
          </table:table-cell>
          <table:table-cell table:style-name="ce1"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generated_data/normality1_Dodgers.out</text:p>
          </table:table-cell>
          <table:table-cell office:value-type="float" office:value="0.69" calcext:value-type="float">
            <text:p>0.69</text:p>
          </table:table-cell>
          <table:table-cell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58" calcext:value-type="float">
            <text:p>0.58</text:p>
          </table:table-cell>
          <table:table-cell table:style-name="ce1" office:value-type="float" office:value="0.72" calcext:value-type="float">
            <text:p>0.72</text:p>
          </table:table-cell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string" calcext:value-type="string">
            <text:p>generated_data/normality1_MGAB.out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59" calcext:value-type="float">
            <text:p>0.59</text:p>
          </table:table-cell>
          <table:table-cell office:value-type="float" office:value="0.44" calcext:value-type="float">
            <text:p>0.44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0.39" calcext:value-type="float">
            <text:p>0.39</text:p>
          </table:table-cell>
          <table:table-cell/>
        </table:table-row>
        <table:table-row table:style-name="ro1">
          <table:table-cell office:value-type="string" calcext:value-type="string">
            <text:p>generated_data/normality2_NAB_MGAB.out</text:p>
          </table:table-cell>
          <table:table-cell office:value-type="float" office:value="0.24" calcext:value-type="float">
            <text:p>0.24</text:p>
          </table:table-cell>
          <table:table-cell office:value-type="float" office:value="0.43" calcext:value-type="float">
            <text:p>0.43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0.52" calcext:value-type="float">
            <text:p>0.52</text:p>
          </table:table-cell>
          <table:table-cell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string" calcext:value-type="string">
            <text:p>generated_data/normality2_MGAB_NAB.out</text:p>
          </table:table-cell>
          <table:table-cell office:value-type="float" office:value="0.24" calcext:value-type="float">
            <text:p>0.24</text:p>
          </table:table-cell>
          <table:table-cell office:value-type="float" office:value="0.43" calcext:value-type="float">
            <text:p>0.43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table:style-name="ce1" office:value-type="float" office:value="0.58" calcext:value-type="float">
            <text:p>0.58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generated_data/normality2_NAB_Dodgers.out</text:p>
          </table:table-cell>
          <table:table-cell office:value-type="float" office:value="0.68" calcext:value-type="float">
            <text:p>0.68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0.58" calcext:value-type="float">
            <text:p>0.58</text:p>
          </table:table-cell>
          <table:table-cell table:style-name="ce1" office:value-type="float" office:value="0.71" calcext:value-type="float">
            <text:p>0.71</text:p>
          </table:table-cell>
          <table:table-cell office:value-type="float" office:value="0.51" calcext:value-type="float">
            <text:p>0.51</text:p>
          </table:table-cell>
          <table:table-cell/>
        </table:table-row>
        <table:table-row table:style-name="ro1">
          <table:table-cell office:value-type="string" calcext:value-type="string">
            <text:p>generated_data/normality2_Dodgers_MGAB.out</text:p>
          </table:table-cell>
          <table:table-cell table:style-name="ce1" office:value-type="float" office:value="0.83" calcext:value-type="float">
            <text:p>0.83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erated_data/normality2_Dodgers_NAB.out</text:p>
          </table:table-cell>
          <table:table-cell office:value-type="float" office:value="0.64" calcext:value-type="float">
            <text:p>0.64</text:p>
          </table:table-cell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float" office:value="0.56" calcext:value-type="float">
            <text:p>0.56</text:p>
          </table:table-cell>
          <table:table-cell table:style-name="ce1" office:value-type="float" office:value="0.72" calcext:value-type="float">
            <text:p>0.72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generated_data/normality2_MGAB_Dodgers.out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table:style-name="ce7" office:value-type="float" office:value="0.72" calcext:value-type="float">
            <text:p>0.72</text:p>
          </table:table-cell>
          <table:table-cell office:value-type="float" office:value="0.64" calcext:value-type="float">
            <text:p>0.64</text:p>
          </table:table-cell>
          <table:table-cell table:style-name="ce5"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generated_data/normality3_NAB_Dodgers_MGAB.out</text:p>
          </table:table-cell>
          <table:table-cell table:style-name="ce1" office:value-type="float" office:value="0.87" calcext:value-type="float">
            <text:p>0.87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/>
        </table:table-row>
        <table:table-row table:style-name="ro1">
          <table:table-cell office:value-type="string" calcext:value-type="string">
            <text:p>generated_data/normality3_Dodgers_MGAB_NAB.out</text:p>
          </table:table-cell>
          <table:table-cell table:style-name="ce1" office:value-type="float" office:value="0.78" calcext:value-type="float">
            <text:p>0.78</text:p>
          </table:table-cell>
          <table:table-cell office:value-type="float" office:value="0.41" calcext:value-type="float">
            <text:p>0.41</text:p>
          </table:table-cell>
          <table:table-cell office:value-type="float" office:value="0.37" calcext:value-type="float">
            <text:p>0.37</text:p>
          </table:table-cell>
          <table:table-cell office:value-type="float" office:value="0.68" calcext:value-type="float">
            <text:p>0.68</text:p>
          </table:table-cell>
          <table:table-cell table:style-name="ce2"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/>
        </table:table-row>
        <table:table-row table:style-name="ro1">
          <table:table-cell office:value-type="string" calcext:value-type="string">
            <text:p>generated_data/normality3_Dodgers_NAB_MGAB.out</text:p>
          </table:table-cell>
          <table:table-cell table:style-name="ce1" office:value-type="float" office:value="0.79" calcext:value-type="float">
            <text:p>0.79</text:p>
          </table:table-cell>
          <table:table-cell office:value-type="float" office:value="0.42" calcext:value-type="float">
            <text:p>0.42</text:p>
          </table:table-cell>
          <table:table-cell office:value-type="float" office:value="0.38" calcext:value-type="float">
            <text:p>0.38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table:style-name="ce9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erated_data/normality3_MGAB_NAB_Dodgers.out</text:p>
          </table:table-cell>
          <table:table-cell table:style-name="ce1"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table:style-name="ce8" office:value-type="float" office:value="0.68" calcext:value-type="float">
            <text:p>0.68</text:p>
          </table:table-cell>
          <table:table-cell office:value-type="float" office:value="0.57" calcext:value-type="float">
            <text:p>0.57</text:p>
          </table:table-cell>
          <table:table-cell table:style-name="ce9"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generated_data/normality3_MGAB_Dodgers_NAB.out</text:p>
          </table:table-cell>
          <table:table-cell table:style-name="ce2"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  <table:table-cell office:value-type="float" office:value="0.46" calcext:value-type="float">
            <text:p>0.46</text:p>
          </table:table-cell>
          <table:table-cell table:style-name="ce8" office:value-type="float" office:value="0.67" calcext:value-type="float">
            <text:p>0.67</text:p>
          </table:table-cell>
          <table:table-cell office:value-type="float" office:value="0.59" calcext:value-type="float">
            <text:p>0.59</text:p>
          </table:table-cell>
          <table:table-cell table:style-name="ce5"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generated_data/normality3_NAB_MGAB_Dodgers.out</text:p>
          </table:table-cell>
          <table:table-cell table:style-name="ce2" office:value-type="float" office:value="0.75" calcext:value-type="float">
            <text:p>0.75</text:p>
          </table:table-cell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table:style-name="ce8"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table:style-name="ce5" office:value-type="float" office:value="0.79" calcext:value-type="float">
            <text:p>0.79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table:number-columns-repeated="4"/>
          <table:table-cell office:value-type="string" calcext:value-type="string">
            <text:p>Variant 2 with normalization CNN</text:p>
          </table:table-cell>
          <table:table-cell/>
        </table:table-row>
        <table:table-row table:style-name="ro1">
          <table:table-cell office:value-type="string" calcext:value-type="string">
            <text:p>generated_data/normality1_NAB.out</text:p>
          </table:table-cell>
          <table:table-cell office:value-type="float" office:value="0.55" calcext:value-type="float">
            <text:p>0.55</text:p>
          </table:table-cell>
          <table:table-cell office:value-type="float" office:value="0.46" calcext:value-type="float">
            <text:p>0.46</text:p>
          </table:table-cell>
          <table:table-cell table:number-columns-repeated="2"/>
          <table:table-cell table:style-name="ce1" office:value-type="float" office:value="0.99" calcext:value-type="float">
            <text:p>0.99</text:p>
          </table:table-cell>
          <table:table-cell office:value-type="float" office:value="0.48" calcext:value-type="float">
            <text:p>0.48</text:p>
          </table:table-cell>
          <table:table-cell/>
        </table:table-row>
        <table:table-row table:style-name="ro1">
          <table:table-cell office:value-type="string" calcext:value-type="string">
            <text:p>generated_data/normality1_Dodgers.out</text:p>
          </table:table-cell>
          <table:table-cell office:value-type="float" office:value="0.68" calcext:value-type="float">
            <text:p>0.68</text:p>
          </table:table-cell>
          <table:table-cell office:value-type="float" office:value="0.49" calcext:value-type="float">
            <text:p>0.49</text:p>
          </table:table-cell>
          <table:table-cell table:number-columns-repeated="2"/>
          <table:table-cell table:style-name="ce1"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generated_data/normality1_MGAB.out</text:p>
          </table:table-cell>
          <table:table-cell office:value-type="float" office:value="0.61" calcext:value-type="float">
            <text:p>0.61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table:style-name="ce1" office:value-type="float" office:value="0.7" calcext:value-type="float">
            <text:p>0.7</text:p>
          </table:table-cell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string" calcext:value-type="string">
            <text:p>generated_data/normality2_NAB_MGAB.out</text:p>
          </table:table-cell>
          <table:table-cell office:value-type="float" office:value="0.7" calcext:value-type="float">
            <text:p>0.7</text:p>
          </table:table-cell>
          <table:table-cell office:value-type="float" office:value="0.39" calcext:value-type="float">
            <text:p>0.39</text:p>
          </table:table-cell>
          <table:table-cell table:number-columns-repeated="2"/>
          <table:table-cell table:style-name="ce2" office:value-type="float" office:value="0.52" calcext:value-type="float">
            <text:p>0.52</text:p>
          </table:table-cell>
          <table:table-cell table:style-name="ce5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generated_data/normality2_MGAB_NAB.out</text:p>
          </table:table-cell>
          <table:table-cell table:style-name="ce1" office:value-type="float" office:value="0.83" calcext:value-type="float">
            <text:p>0.83</text:p>
          </table:table-cell>
          <table:table-cell office:value-type="float" office:value="0.42" calcext:value-type="float">
            <text:p>0.42</text:p>
          </table:table-cell>
          <table:table-cell table:number-columns-repeated="2"/>
          <table:table-cell table:style-name="ce2" office:value-type="float" office:value="0.58" calcext:value-type="float">
            <text:p>0.58</text:p>
          </table:table-cell>
          <table:table-cell table:style-name="ce9" office:value-type="float" office:value="0.77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generated_data/normality2_NAB_Dodgers.out</text:p>
          </table:table-cell>
          <table:table-cell office:value-type="float" office:value="0.32" calcext:value-type="float">
            <text:p>0.32</text:p>
          </table:table-cell>
          <table:table-cell office:value-type="float" office:value="0.46" calcext:value-type="float">
            <text:p>0.46</text:p>
          </table:table-cell>
          <table:table-cell table:number-columns-repeated="2"/>
          <table:table-cell table:style-name="ce1" office:value-type="float" office:value="0.71" calcext:value-type="float">
            <text:p>0.71</text:p>
          </table:table-cell>
          <table:table-cell office:value-type="float" office:value="0.59" calcext:value-type="float">
            <text:p>0.59</text:p>
          </table:table-cell>
          <table:table-cell/>
        </table:table-row>
        <table:table-row table:style-name="ro1">
          <table:table-cell office:value-type="string" calcext:value-type="string">
            <text:p>generated_data/normality2_Dodgers_MGAB.out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table:number-columns-repeated="2"/>
          <table:table-cell table:style-name="ce1" office:value-type="float" office:value="0.73" calcext:value-type="float">
            <text:p>0.73</text:p>
          </table:table-cell>
          <table:table-cell office:value-type="float" office:value="0.48" calcext:value-type="float">
            <text:p>0.48</text:p>
          </table:table-cell>
          <table:table-cell/>
        </table:table-row>
        <table:table-row table:style-name="ro1">
          <table:table-cell office:value-type="string" calcext:value-type="string">
            <text:p>generated_data/normality2_Dodgers_NAB.out</text:p>
          </table:table-cell>
          <table:table-cell office:value-type="float" office:value="0.68" calcext:value-type="float">
            <text:p>0.68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1" office:value-type="float" office:value="0.72" calcext:value-type="float">
            <text:p>0.72</text:p>
          </table:table-cell>
          <table:table-cell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generated_data/normality2_MGAB_Dodgers.out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0.33" calcext:value-type="float">
            <text:p>0.33</text:p>
          </table:table-cell>
          <table:table-cell table:number-columns-repeated="2"/>
          <table:table-cell office:value-type="float" office:value="0.64" calcext:value-type="float">
            <text:p>0.64</text:p>
          </table:table-cell>
          <table:table-cell table:style-name="ce9" office:value-type="float" office:value="0.79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generated_data/normality3_NAB_Dodgers_MGAB.out</text:p>
          </table:table-cell>
          <table:table-cell office:value-type="float" office:value="0.29" calcext:value-type="float">
            <text:p>0.29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1" office:value-type="float" office:value="0.7" calcext:value-type="float">
            <text:p>0.7</text:p>
          </table:table-cell>
          <table:table-cell office:value-type="float" office:value="0.48" calcext:value-type="float">
            <text:p>0.48</text:p>
          </table:table-cell>
          <table:table-cell/>
        </table:table-row>
        <table:table-row table:style-name="ro1">
          <table:table-cell office:value-type="string" calcext:value-type="string">
            <text:p>generated_data/normality3_Dodgers_MGAB_NAB.out</text:p>
          </table:table-cell>
          <table:table-cell office:value-type="float" office:value="0.28" calcext:value-type="float">
            <text:p>0.28</text:p>
          </table:table-cell>
          <table:table-cell office:value-type="float" office:value="0.43" calcext:value-type="float">
            <text:p>0.43</text:p>
          </table:table-cell>
          <table:table-cell table:number-columns-repeated="2"/>
          <table:table-cell table:style-name="ce1" office:value-type="float" office:value="0.73" calcext:value-type="float">
            <text:p>0.73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office:value-type="string" calcext:value-type="string">
            <text:p>generated_data/normality3_Dodgers_NAB_MGAB.out</text:p>
          </table:table-cell>
          <table:table-cell office:value-type="float" office:value="0.31" calcext:value-type="float">
            <text:p>0.31</text:p>
          </table:table-cell>
          <table:table-cell office:value-type="float" office:value="0.44" calcext:value-type="float">
            <text:p>0.44</text:p>
          </table:table-cell>
          <table:table-cell table:number-columns-repeated="2"/>
          <table:table-cell table:style-name="ce1" office:value-type="float" office:value="0.73" calcext:value-type="float">
            <text:p>0.73</text:p>
          </table:table-cell>
          <table:table-cell office:value-type="float" office:value="0.46" calcext:value-type="float">
            <text:p>0.46</text:p>
          </table:table-cell>
          <table:table-cell/>
        </table:table-row>
        <table:table-row table:style-name="ro1">
          <table:table-cell office:value-type="string" calcext:value-type="string">
            <text:p>generated_data/normality3_MGAB_NAB_Dodgers.out</text:p>
          </table:table-cell>
          <table:table-cell office:value-type="float" office:value="0.68" calcext:value-type="float">
            <text:p>0.68</text:p>
          </table:table-cell>
          <table:table-cell office:value-type="float" office:value="0.34" calcext:value-type="float">
            <text:p>0.34</text:p>
          </table:table-cell>
          <table:table-cell table:number-columns-repeated="2"/>
          <table:table-cell office:value-type="float" office:value="0.57" calcext:value-type="float">
            <text:p>0.57</text:p>
          </table:table-cell>
          <table:table-cell table:style-name="ce5" office:value-type="float" office:value="0.79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generated_data/normality3_MGAB_Dodgers_NAB.out</text:p>
          </table:table-cell>
          <table:table-cell office:value-type="float" office:value="0.79" calcext:value-type="float">
            <text:p>0.79</text:p>
          </table:table-cell>
          <table:table-cell office:value-type="float" office:value="0.36" calcext:value-type="float">
            <text:p>0.36</text:p>
          </table:table-cell>
          <table:table-cell table:number-columns-repeated="2"/>
          <table:table-cell office:value-type="float" office:value="0.59" calcext:value-type="float">
            <text:p>0.59</text:p>
          </table:table-cell>
          <table:table-cell table:style-name="ce5" office:value-type="float" office:value="0.79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generated_data/normality3_NAB_MGAB_Dodgers.out</text:p>
          </table:table-cell>
          <table:table-cell table:style-name="ce1" office:value-type="float" office:value="0.81" calcext:value-type="float">
            <text:p>0.81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table:style-name="ce9" office:value-type="float" office:value="0.72" calcext:value-type="float">
            <text:p>0.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00:39:55.975010927</meta:creation-date>
    <dc:date>2024-05-31T16:18:09.218167086</dc:date>
    <meta:editing-duration>PT18H10M2S</meta:editing-duration>
    <meta:editing-cycles>35</meta:editing-cycles>
    <meta:generator>LibreOffice/7.3.7.2$Linux_X86_64 LibreOffice_project/30$Build-2</meta:generator>
    <meta:document-statistic meta:table-count="1" meta:cell-count="280" meta:object-count="0"/>
  </office:meta>
</office:document-meta>
</file>